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75000000AC49E44753A090C04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officeooo:rsid="001b8f78" officeooo:paragraph-rsid="001b8f78"/>
    </style:style>
    <style:style style:name="P2" style:family="paragraph" style:parent-style-name="Standard">
      <style:text-properties style:font-name="Times New Roman" fo:font-size="12pt" officeooo:rsid="001b8f78" officeooo:paragraph-rsid="001b9708" style:font-size-asian="12pt" style:font-size-complex="12pt"/>
    </style:style>
    <style:style style:name="P3" style:family="paragraph" style:parent-style-name="Standard" style:list-style-name="L1">
      <style:text-properties style:font-name="Times New Roman" fo:font-size="12pt" officeooo:rsid="001b8f78" officeooo:paragraph-rsid="00214da7" style:font-size-asian="12pt" style:font-size-complex="12pt"/>
    </style:style>
    <style:style style:name="P4" style:family="paragraph" style:parent-style-name="Standard" style:list-style-name="L1">
      <style:text-properties style:font-name="Times New Roman" fo:font-size="12pt" officeooo:rsid="001b8f78" officeooo:paragraph-rsid="001b9708" style:font-size-asian="12pt" style:font-size-complex="12pt"/>
    </style:style>
    <style:style style:name="P5" style:family="paragraph" style:parent-style-name="Standard" style:list-style-name="L1">
      <style:text-properties style:font-name="Times New Roman" fo:font-size="12pt" officeooo:rsid="001b8f78" officeooo:paragraph-rsid="002277e1" style:font-size-asian="12pt" style:font-size-complex="12pt"/>
    </style:style>
    <style:style style:name="P6" style:family="paragraph" style:parent-style-name="Standard" style:list-style-name="L1">
      <style:text-properties style:font-name="Times New Roman" fo:font-size="12pt" fo:font-weight="normal" officeooo:rsid="001b8f78" officeooo:paragraph-rsid="00214da7" style:font-size-asian="12pt" style:font-weight-asian="normal" style:font-size-complex="12pt" style:font-weight-complex="normal"/>
    </style:style>
    <style:style style:name="P7" style:family="paragraph" style:parent-style-name="Heading_20_3">
      <style:paragraph-properties fo:text-align="center" style:justify-single-word="false"/>
    </style:style>
    <style:style style:name="T1" style:family="text">
      <style:text-properties style:text-position="super 58%"/>
    </style:style>
    <style:style style:name="T2" style:family="text">
      <style:text-properties officeooo:rsid="001b9708"/>
    </style:style>
    <style:style style:name="T3" style:family="text">
      <style:text-properties officeooo:rsid="0020a077"/>
    </style:style>
    <style:style style:name="T4" style:family="text">
      <style:text-properties officeooo:rsid="00214da7"/>
    </style:style>
    <style:style style:name="T5" style:family="text">
      <style:text-properties officeooo:rsid="002277e1"/>
    </style:style>
    <style:style style:name="T6" style:family="text">
      <style:text-properties officeooo:rsid="00230b11"/>
    </style:style>
    <style:style style:name="T7" style:family="text">
      <style:text-properties officeooo:rsid="002393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1<text:span text:style-name="T1">r</text:span> <text:span text:style-name="T7">DAM</text:span> : Mòdul <text:span text:style-name="T7">15</text:span> – UF<text:span text:style-name="T7">2</text:span> Llenguatges de guions de servidors</text:h>
      <text:h text:style-name="P7" text:outline-level="3">EXERCICIS <text:span text:style-name="T2">DE COOKIES I SESSIONS</text:span> <text:span text:style-name="T2">A </text:span>PHP</text:h>
      <text:p text:style-name="P1"/>
      <text:list xml:id="list2795783738" text:style-name="L1">
        <text:list-item>
          <text:p text:style-name="P3">Heu de crear una pàgina que ens mostri el nombre de visites que té. Heu d'utilitzar <text:span text:style-name="T4">cookies.</text:span></text:p>
          <text:p text:style-name="P4"/>
        </text:list-item>
        <text:list-item>
          <text:p text:style-name="P6">Heu de crear un script que emmagatzemi en el navegador el nom, cognoms, edat i dni d'un usuari. Les dades les ha d'introduir mitjançant un formulari.</text:p>
          <text:p text:style-name="P4"/>
        </text:list-item>
        <text:list-item>
          <text:p text:style-name="P5">Modifique<text:span text:style-name="T5">u</text:span> el script _2crearSessio, per eliminar la <text:span text:style-name="T5">cookie</text:span> de sessió generada.</text:p>
          <text:p text:style-name="P4"/>
        </text:list-item>
        <text:list-item>
          <text:p text:style-name="P5">Heu de crear una aplicació que simuli un cistell de la compra senzill. L'usuari seleccionarà mitjançant un formulari els productes que vol afegir al cistell (només un de cada producte). L'aplicació ens ha de mostrar en una altra pàgina un llistat HTML amb els productes que l'usuari ha afegit al cistell. Des d'aquesta pàgina:</text:p>
          <text:p text:style-name="P5"/>
          <text:p text:style-name="P5">▪L'usuari ha de poder retornar al formulari per si vol afegir algun producte més al cistell, que posteriorment es mostrarà en el llistat HTML. Si el producte seleccionat de nou ja estava en el cistell, s'ignorarà i no es mostrarà de nou en el llistat. </text:p>
          <text:p text:style-name="P5">▪L'usuari ha de poder finalitzar la compra mitjançant un botó. Un cop, finalitzi la compra, es tancarà la sessió (destruir sessió i netejar $_SESSION) per a continuació mostrar-li una altra pàgina amb el missatge ''Compra realitzada!!!'' i des d'on pugui tornar a la pàgina inicial (pàgina del formulari). </text:p>
          <text:p text:style-name="P5"/>
          <text:p text:style-name="P5">Heu d'utilitzar sessions i, si creieu escaient, <text:s/>funcions que ajudin a simplificar el codi.</text:p>
          <text:p text:style-name="P4"/>
        </text:list-item>
        <text:list-item>
          <text:p text:style-name="P5">Heu de crear una aplicació que permeti l'autenticació d'un usuari. El nom d'usuari i contrasenya vàlides, es definiran com a constants en l'aplicació. L'usuari s'autenticarà mitjançant un formulari.</text:p>
          <text:p text:style-name="P5">Si l'autenticació és correct<text:span text:style-name="T5">a</text:span>, es crearà una sessió i s'ens mostrarà un altre pàgina donant la benvinguda a l'usuari amb un missatge que contingui el seu nom d'usuari. En aquesta pàgina l'usuari ha de poder finalitzar la sessió. Si l'usuari finalitza la sessió seli ha de mostrar un missatge de sessió finalitzada i retornar-lo a la pàgina del formulari. Si no s'autentica correctament se li mostrarà un missatge d'autenticació no correct<text:span text:style-name="T6">a</text:span> per retornar-lo a la pàgina del formulari. En aquest cas no s'ha d'iniciar sessió. Si l'usuari no finalitza la sessió de manera voluntària, la sessió caducarà de maneraautomàtica passat 1 minut. Si passes això a l'usuari se li mostraria un missatge de sessió caducada i se li retornaria a la pàgina del formulari. <text:span text:style-name="T6">Podeu utilitzar</text:span> funcions que us ajudin a simplificar el codi.</text:p>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width="17cm" svg:height="1.767cm" draw:z-index="0"><draw:image xlink:href="Pictures/1000020100000675000000AC49E44753A090C042.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2:15:10.589000000</meta:creation-date>
    <dc:date>2021-05-18T20:44:31.269437675</dc:date>
    <meta:editing-duration>PT37M48S</meta:editing-duration>
    <meta:editing-cycles>9</meta:editing-cycles>
    <meta:generator>LibreOffice/6.0.7.3$Linux_X86_64 LibreOffice_project/00m0$Build-3</meta:generator>
    <meta:document-statistic meta:table-count="0" meta:image-count="1" meta:object-count="0" meta:page-count="1" meta:paragraph-count="11" meta:word-count="400" meta:character-count="2412" meta:non-whitespace-character-count="2024"/>
  </office:meta>
</office:document-meta>
</file>